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margin-top="0cm" fo:margin-bottom="0.499cm"/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l 24/3/14, salvador pelaez gimenez &lt;alicantealicante@hotmail.com&gt; escribi=</text:p>
      <text:p text:style-name="P1">=F3:</text:p>
      <text:p text:style-name="P1">&gt; Hola buenos d=EDas, me llamo Salvador Pel=E1ez Gim=E9nez y soy de Alicant=</text:p>
      <text:p text:style-name="P1">e aunque</text:p>
      <text:p text:style-name="P1">&gt; toda mi familia es de Zujar un pueblecito cercano a Baza. Le quer=EDa ped=</text:p>
      <text:p text:style-name="P1">ir su</text:p>
      <text:p text:style-name="P1">&gt; permiso para pirograbar varios dibujos suyos en madera, sobre todo los de</text:p>
      <text:p text:style-name="P1">&gt; granada que son los que mas me gustan y posteriormente subir estos trabaj=</text:p>
      <text:p text:style-name="P1">os</text:p>
      <text:p text:style-name="P1">&gt; a un blog de pirograbado que tengo pensado crear.</text:p>
      <text:p text:style-name="P1">&gt;</text:p>
      <text:p text:style-name="P1">&gt; Sin m=E1s, felicit=E1ndole por su trabajo y agradeci=E9ndole de antemano =</text:p>
      <text:p text:style-name="P1">su</text:p>
      <text:p text:style-name="P1">&gt; atenci=F3n le doy las gracias pos su atenci=F3n.</text:p>
      <text:p text:style-name="P1">&gt;</text:p>
      <text:p text:style-name="P1">&gt; reciba mi mas cordial saludo.</text:p>
      <text:p text:style-name="P1">&gt;</text:p>
      <text:p text:style-name="P1">&gt; PD: por descontado recibir=E1 por mail todos mis trabajos realizados</text:p>
      <text:p text:style-name="P3">&gt; 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Arial Unicode MS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S</meta:editing-duration>
    <meta:editing-cycles>3</meta:editing-cycles>
    <meta:generator>OpenOffice.org/3.4.1$Win32 OpenOffice.org_project/341m1$Build-9593</meta:generator>
    <dc:date>2014-03-25T13:10:10.40</dc:date>
    <meta:document-statistic meta:table-count="0" meta:image-count="0" meta:object-count="0" meta:page-count="1" meta:paragraph-count="19" meta:word-count="122" meta:character-count="683"/>
    <meta:user-defined meta:name="Info 1"/>
    <meta:user-defined meta:name="Info 2"/>
    <meta:user-defined meta:name="Info 3"/>
    <meta:user-defined meta:name="Info 4"/>
  </office:meta>
</office:document-meta>
</file>